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27cm" svg:height="2.722cm" draw:transform="rotate (-1.55229583672376) translate (6.3962272733386cm 2.0874873129243cm)" svg:viewBox="0 0 928 2723" svg:d="M927 2666c-58-186-110-839-127-1205-18-364 5-940 13-1083 1-124-859-660-811-186 50 475 52 742 75 1224 24 482 16 756 39 1062 41 286 840 281 811 188z">
          <text:p/>
        </draw:path>
        <draw:path draw:style-name="gr1" draw:text-style-name="P1" draw:layer="layout" svg:width="0.903cm" svg:height="0.661cm" draw:transform="skewX (0.001221730476396) rotate (-2.15687788961459) translate (6.6336401432272cm 2.243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4.3418244404367cm 2.402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4:28.077000000</dc:date>
    <meta:editing-duration>PT2M45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